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.21 Assemble the following LC-3 assembly language program.</text:p>
      <text:p text:style-name="P1"><text:tab/><text:tab/><text:tab/><text:tab/>.ORIG x3000</text:p>
      <text:p text:style-name="P1"><text:tab/><text:tab/><text:tab/><text:tab/>AND R0, R0, #0<text:tab/><text:tab/>;Zeros R0</text:p>
      <text:p text:style-name="P1"><text:tab/><text:tab/><text:tab/><text:tab/>ADD R2, R0, #10<text:tab/>;Add 10 to R0 and store in R2</text:p>
      <text:p text:style-name="P1"><text:tab/><text:tab/><text:tab/><text:tab/>LD Rl, MASK<text:tab/><text:tab/>;load x8000 to R1</text:p>
      <text:p text:style-name="P1"><text:tab/><text:tab/><text:tab/><text:tab/>LD R3, PTR1<text:tab/><text:tab/>;load x4000 to r3</text:p>
      <text:p text:style-name="P1"><text:tab/><text:tab/>4<text:tab/>LOOP LDR R4, R3, #0<text:tab/><text:tab/>;</text:p>
      <text:p text:style-name="P1"><text:tab/><text:tab/><text:tab/><text:tab/>AND R4, R4, Rl<text:tab/><text:tab/>;changes sign for R4</text:p>
      <text:p text:style-name="P1"><text:tab/><text:tab/><text:tab/><text:tab/>BRz NEXT<text:tab/><text:tab/><text:tab/>;if zero goto NEXT</text:p>
      <text:p text:style-name="P1"><text:tab/><text:tab/><text:tab/><text:tab/>ADD R0, R0, #1</text:p>
      <text:p text:style-name="P1"><text:tab/><text:tab/>8<text:tab/>NEXT ADD R3, R3, #1</text:p>
      <text:p text:style-name="P1"><text:tab/><text:tab/><text:tab/><text:tab/>ADD R2, R2, #-1</text:p>
      <text:p text:style-name="P1"><text:tab/><text:tab/><text:tab/><text:tab/>BRp LOOP</text:p>
      <text:p text:style-name="P1"><text:tab/><text:tab/><text:tab/><text:tab/>STI R0, PTR2</text:p>
      <text:p text:style-name="P1"><text:tab/><text:tab/>C<text:tab/>HALT</text:p>
      <text:p text:style-name="P1"><text:tab/><text:tab/>D<text:tab/>MASK .FILL x8000</text:p>
      <text:p text:style-name="P1"><text:tab/><text:tab/>E<text:tab/>PTR1 .FILL x4000</text:p>
      <text:p text:style-name="P1"><text:tab/><text:tab/>F<text:tab/>PTR2 . FILL x50 00</text:p>
      <text:p text:style-name="P1"><text:tab/><text:tab/><text:tab/><text:tab/>.END</text:p>
      <text:p text:style-name="P1">What does the program do (in no more than 20 words)?</text:p>
      <text:p text:style-name="P1"/>
      <text:p text:style-name="P1">This program counts the number of negative values in memory locations 0x4000 - 0x4009 and stores the result in memory location 0x500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ipyip Snyder</meta:initial-creator>
    <meta:creation-date>2017-03-07T07:56:01.76</meta:creation-date>
    <meta:document-statistic meta:table-count="0" meta:image-count="0" meta:object-count="0" meta:page-count="1" meta:paragraph-count="21" meta:word-count="132" meta:character-count="672"/>
    <dc:date>2017-03-08T09:13:34.28</dc:date>
    <dc:creator>Yipyip Snyder</dc:creator>
    <meta:editing-duration>P1DT3M40S</meta:editing-duration>
    <meta:editing-cycles>1</meta:editing-cycles>
    <meta:generator>OpenOffice/4.1.3$Win32 OpenOffice.org_project/413m1$Build-9783</meta:generator>
  </office:meta>
</office:document-meta>
</file>